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28cm"/>
    </style:style>
    <style:style style:name="co3" style:family="table-column">
      <style:table-column-properties fo:break-before="auto" style:column-width="5.784cm"/>
    </style:style>
    <style:style style:name="co4" style:family="table-column">
      <style:table-column-properties fo:break-before="auto" style:column-width="6.694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9.9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 table:number-rows-repeated="3">
          <table:table-cell table:number-columns-repeated="1023"/>
        </table:table-row>
        <table:table-row table:style-name="ro1">
          <table:table-cell office:value-type="string">
            <text:p>Distortion coefficients of the estimated distortion model (evens only: k2, k4).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Imag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Algrebraic + gradient: energy minimisation</text:p>
          </table:table-cell>
          <table:table-cell table:style-name="ce1" office:value-type="string">
            <text:p>Kappa k0</text:p>
          </table:table-cell>
          <table:table-cell table:style-name="ce1" office:value-type="string">
            <text:p>Kappa k2</text:p>
          </table:table-cell>
          <table:table-cell table:style-name="ce1" office:value-type="string">
            <text:p>Kappa k4</text:p>
          </table:table-cell>
          <table:table-cell table:style-name="ce1" office:value-type="string">
            <text:p>Observation of image output</text:p>
          </table:table-cell>
          <table:table-cell table:style-name="ce1"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lain chessboard</text:p>
          </table:table-cell>
          <table:table-cell/>
          <table:table-cell table:style-name="ce2" office:value-type="float" office:value="0.999994200427223">
            <text:p>1.00E+000</text:p>
          </table:table-cell>
          <table:table-cell table:style-name="ce2" office:value-type="float" office:value="-0.0000000000398119706872993">
            <text:p>-3.98E-011</text:p>
          </table:table-cell>
          <table:table-cell table:style-name="ce2" office:value-type="float" office:value="4.80105142502336E-015">
            <text:p>4.80E-015</text:p>
          </table:table-cell>
          <table:table-cell office:value-type="string">
            <text:p>Unchanged, as expected.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lour chessboard</text:p>
          </table:table-cell>
          <table:table-cell table:number-columns-repeated="4"/>
          <table:table-cell office:value-type="string">
            <text:p>Unable to detect corners for straight lines.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arrel distortion</text:p>
          </table:table-cell>
          <table:table-cell/>
          <table:table-cell table:style-name="ce2" office:value-type="float" office:value="0.949263220519037">
            <text:p>9.49E-001</text:p>
          </table:table-cell>
          <table:table-cell table:style-name="ce2" office:value-type="float" office:value="0.00000176995022731456">
            <text:p>1.77E-006</text:p>
          </table:table-cell>
          <table:table-cell table:style-name="ce2" office:value-type="float" office:value="-0.000000000000258225415332097">
            <text:p>-2.58E-013</text:p>
          </table:table-cell>
          <table:table-cell office:value-type="string">
            <text:p>Corrected perfectly.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incushion distortion</text:p>
          </table:table-cell>
          <table:table-cell/>
          <table:table-cell table:style-name="ce2" office:value-type="float" office:value="1.07111959340912">
            <text:p>1.07E+000</text:p>
          </table:table-cell>
          <table:table-cell table:style-name="ce2" office:value-type="float" office:value="-0.00000197715820550677">
            <text:p>-1.98E-006</text:p>
          </table:table-cell>
          <table:table-cell table:style-name="ce2" office:value-type="float" office:value="0.0000000000000118834124226404">
            <text:p>1.19E-014</text:p>
          </table:table-cell>
          <table:table-cell office:value-type="string">
            <text:p>Only found 47 corners. Using these for straight lines let it correct the image but lost the corners.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ilted 22.5 degrees</text:p>
          </table:table-cell>
          <table:table-cell table:number-columns-repeated="4"/>
          <table:table-cell office:value-type="string">
            <text:p>Unchanged, as expected.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ilted 45 degrees</text:p>
          </table:table-cell>
          <table:table-cell table:number-columns-repeated="4"/>
          <table:table-cell office:value-type="string">
            <text:p>Unchanged, as expected.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Tilted 45 degrees, barrel</text:p>
          </table:table-cell>
          <table:table-cell/>
          <table:table-cell table:style-name="ce2" office:value-type="float" office:value="0.968676261711333">
            <text:p>9.69E-001</text:p>
          </table:table-cell>
          <table:table-cell table:style-name="ce2" office:value-type="float" office:value="0.00000102763898062298">
            <text:p>1.03E-006</text:p>
          </table:table-cell>
          <table:table-cell table:style-name="ce2" office:value-type="float" office:value="0.000000000000210324190641599">
            <text:p>2.10E-013</text:p>
          </table:table-cell>
          <table:table-cell office:value-type="string">
            <text:p>Corrected perfectly.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Tilted 45 degrees, pincushion</text:p>
          </table:table-cell>
          <table:table-cell/>
          <table:table-cell table:style-name="ce2" office:value-type="float" office:value="1.03280660796747">
            <text:p>1.03E+000</text:p>
          </table:table-cell>
          <table:table-cell table:style-name="ce2" office:value-type="float" office:value="-0.000000726487200870256">
            <text:p>-7.26E-007</text:p>
          </table:table-cell>
          <table:table-cell table:style-name="ce2" office:value-type="float" office:value="-0.00000000000324247409322443">
            <text:p>-3.24E-012</text:p>
          </table:table-cell>
          <table:table-cell office:value-type="string">
            <text:p>Corrected, but chessboard corners became rounded and some noise added.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Tilted 22.5 degrees, barrel</text:p>
          </table:table-cell>
          <table:table-cell table:number-columns-repeated="4"/>
          <table:table-cell office:value-type="string">
            <text:p>Corrected perfectly.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ilted 22.5 degrees, pincushion</text:p>
          </table:table-cell>
          <table:table-cell table:number-columns-repeated="4"/>
          <table:table-cell office:value-type="string">
            <text:p>Corrected, but chessboard corners became rounded and some noise added.</text:p>
          </table:table-cell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hifted barrel distortion</text:p>
          </table:table-cell>
          <table:table-cell/>
          <table:table-cell table:style-name="ce2" office:value-type="float" office:value="1.02558457446979">
            <text:p>1.03E+000</text:p>
          </table:table-cell>
          <table:table-cell table:style-name="ce2" office:value-type="float" office:value="-0.00000110990937858273">
            <text:p>-1.11E-006</text:p>
          </table:table-cell>
          <table:table-cell table:style-name="ce2" office:value-type="float" office:value="0.00000000000682297073463997">
            <text:p>6.82E-012</text:p>
          </table:table-cell>
          <table:table-cell office:value-type="string">
            <text:p>Not properly corrected, presumably due to assumption that distortion centre = image centre.</text:p>
          </table:table-cell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hifted pincushion distortion</text:p>
          </table:table-cell>
          <table:table-cell table:number-columns-repeated="4"/>
          <table:table-cell office:value-type="string">
            <text:p>Only found 47 corners, and was unable to generate lines from these.</text:p>
          </table:table-cell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Gauss 10 barrel</text:p>
          </table:table-cell>
          <table:table-cell table:number-columns-repeated="4"/>
          <table:table-cell office:value-type="string">
            <text:p>Unable to detect corners for straight lines.</text:p>
          </table:table-cell>
          <table:table-cell table:number-columns-repeated="101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Gauss 10 pincushion</text:p>
          </table:table-cell>
          <table:table-cell table:number-columns-repeated="4"/>
          <table:table-cell office:value-type="string">
            <text:p>Only found 37 corners in a circular pattern in the middle, and was unable to generate lines from these.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pread 10 pincushion</text:p>
          </table:table-cell>
          <table:table-cell/>
          <table:table-cell table:style-name="ce2" office:value-type="float" office:value="1.02680724715014">
            <text:p>1.03E+000</text:p>
          </table:table-cell>
          <table:table-cell table:style-name="ce2" office:value-type="float" office:value="-0.00000131833997562176">
            <text:p>-1.32E-006</text:p>
          </table:table-cell>
          <table:table-cell table:style-name="ce2" office:value-type="float" office:value="-0.00000000000702413132840618">
            <text:p>-7.02E-012</text:p>
          </table:table-cell>
          <table:table-cell office:value-type="string">
            <text:p>Only found 42 corners; falsely constructed lines resulting in weird 15a pattern. Surprisingly successful when cut down to 36 corners, losing the chessboard corners but still correcting middle. See 15b.</text:p>
          </table:table-cell>
          <table:table-cell table:number-columns-repeated="1016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pread 20 pincushion</text:p>
          </table:table-cell>
          <table:table-cell table:number-columns-repeated="4"/>
          <table:table-cell office:value-type="string">
            <text:p>Unable to detect corners for straight lines.</text:p>
          </table:table-cell>
          <table:table-cell table:number-columns-repeated="101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pread 10 barrel</text:p>
          </table:table-cell>
          <table:table-cell/>
          <table:table-cell table:style-name="ce2" office:value-type="float" office:value="0.953602099060043">
            <text:p>9.54E-001</text:p>
          </table:table-cell>
          <table:table-cell table:style-name="ce2" office:value-type="float" office:value="0.00000154819626763416">
            <text:p>1.55E-006</text:p>
          </table:table-cell>
          <table:table-cell table:style-name="ce2" office:value-type="float" office:value="0.00000000000161881381215132">
            <text:p>1.62E-012</text:p>
          </table:table-cell>
          <table:table-cell office:value-type="string">
            <text:p>Corrected perfectly.</text:p>
          </table:table-cell>
          <table:table-cell table:number-columns-repeated="1016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pread 20 barrel</text:p>
          </table:table-cell>
          <table:table-cell/>
          <table:table-cell table:style-name="ce2"/>
          <table:table-cell table:number-columns-repeated="2"/>
          <table:table-cell office:value-type="string">
            <text:p>Only found 28 corners, and was unable to generate lines from these.</text:p>
          </table:table-cell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Barrel plus stretched edge</text:p>
          </table:table-cell>
          <table:table-cell/>
          <table:table-cell table:style-name="ce2" office:value-type="float" office:value="1.02681033288299">
            <text:p>1.03E+000</text:p>
          </table:table-cell>
          <table:table-cell table:style-name="ce2" office:value-type="float" office:value="-0.000000984735054410916">
            <text:p>-9.85E-007</text:p>
          </table:table-cell>
          <table:table-cell table:style-name="ce2" office:value-type="float" office:value="0.00000000000475472544559651">
            <text:p>4.75E-012</text:p>
          </table:table-cell>
          <table:table-cell office:value-type="string">
            <text:p>Found corners, but supposedly undistorted image was almost unchanged.</text:p>
          </table:table-cell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incushion plus stretched edge</text:p>
          </table:table-cell>
          <table:table-cell table:number-columns-repeated="4"/>
          <table:table-cell office:value-type="string">
            <text:p>Finds 27 to 33 corners in the middle, but unable to construct lines to run distortion on them</text:p>
          </table:table-cell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seudo-Pincushion distortion in board corner</text:p>
          </table:table-cell>
          <table:table-cell/>
          <table:table-cell table:style-name="ce2" office:value-type="float" office:value="1.10676827212536">
            <text:p>1.11E+000</text:p>
          </table:table-cell>
          <table:table-cell table:style-name="ce2" office:value-type="float" office:value="-0.00000663710866894029">
            <text:p>-6.64E-006</text:p>
          </table:table-cell>
          <table:table-cell table:style-name="ce2" office:value-type="float" office:value="0.0000000000653537878214417">
            <text:p>6.54E-011</text:p>
          </table:table-cell>
          <table:table-cell office:value-type="string">
            <text:p>Finds corners, almost no change to ‘undistorted’ image.</text:p>
          </table:table-cell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seudo-Barrel distortion in board corner</text:p>
          </table:table-cell>
          <table:table-cell table:number-columns-repeated="4"/>
          <table:table-cell office:value-type="string">
            <text:p>Finds 47 corners, unable to reconstruct lines.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string">
            <text:p>CALIBRATION kappa</text:p>
          </table:table-cell>
          <table:table-cell table:number-columns-repeated="1015"/>
        </table:table-row>
        <table:table-row table:style-name="ro1">
          <table:table-cell office:value-type="string">
            <text:p>027_normal_left</text:p>
          </table:table-cell>
          <table:table-cell office:value-type="string">
            <text:p>Straight lines from left face of 027 normal image</text:p>
          </table:table-cell>
          <table:table-cell table:style-name="ce2" office:value-type="float" office:value="7487.5564328503">
            <text:p>7.49E+003</text:p>
          </table:table-cell>
          <table:table-cell table:style-name="ce2" office:value-type="float" office:value="1.00182127952105">
            <text:p>1.00E+000</text:p>
          </table:table-cell>
          <table:table-cell table:style-name="ce2" office:value-type="float" office:value="-0.00000000743308894664301">
            <text:p>-7.43E-009</text:p>
          </table:table-cell>
          <table:table-cell table:style-name="ce2" office:value-type="float" office:value="5.50292140310022E-015">
            <text:p>5.50E-015</text:p>
          </table:table-cell>
          <table:table-cell office:value-type="string">
            <text:p>Corrected perfectly.</text:p>
          </table:table-cell>
          <table:table-cell table:style-name="ce2" office:value-type="float" office:value="-0.0000000151332">
            <text:p>-1.51E-008</text:p>
          </table:table-cell>
          <table:table-cell table:number-columns-repeated="1015"/>
        </table:table-row>
        <table:table-row table:style-name="ro1">
          <table:table-cell office:value-type="string">
            <text:p>027_normal_right</text:p>
          </table:table-cell>
          <table:table-cell office:value-type="string">
            <text:p>Straight lines from right face of 027 normal image</text:p>
          </table:table-cell>
          <table:table-cell table:style-name="ce2" office:value-type="float" office:value="2524.28275969724">
            <text:p>2.52E+003</text:p>
          </table:table-cell>
          <table:table-cell table:style-name="ce2" office:value-type="float" office:value="1.00714436245556">
            <text:p>1.01E+000</text:p>
          </table:table-cell>
          <table:table-cell table:style-name="ce2" office:value-type="float" office:value="-0.0000000358773770504161">
            <text:p>-3.59E-008</text:p>
          </table:table-cell>
          <table:table-cell table:style-name="ce2" office:value-type="float" office:value="0.0000000000000266029419736265">
            <text:p>2.66E-014</text:p>
          </table:table-cell>
          <table:table-cell office:value-type="string">
            <text:p>Corrected perfectly.</text:p>
          </table:table-cell>
          <table:table-cell table:style-name="ce2" office:value-type="float" office:value="-0.0000000151332">
            <text:p>-1.51E-008</text:p>
          </table:table-cell>
          <table:table-cell table:number-columns-repeated="1015"/>
        </table:table-row>
        <table:table-row table:style-name="ro1">
          <table:table-cell office:value-type="string">
            <text:p>027_barrel_left</text:p>
          </table:table-cell>
          <table:table-cell office:value-type="string">
            <text:p>Straight lines from left face of 027 barrel image</text:p>
          </table:table-cell>
          <table:table-cell table:style-name="ce2" office:value-type="float" office:value="6430.91081439347">
            <text:p>6.43E+003</text:p>
          </table:table-cell>
          <table:table-cell table:style-name="ce2" office:value-type="float" office:value="0.957962632608942">
            <text:p>9.58E-001</text:p>
          </table:table-cell>
          <table:table-cell table:style-name="ce2" office:value-type="float" office:value="0.000000103747970333663">
            <text:p>1.04E-007</text:p>
          </table:table-cell>
          <table:table-cell table:style-name="ce2" office:value-type="float" office:value="0.0000000000000300751764825443">
            <text:p>3.01E-014</text:p>
          </table:table-cell>
          <table:table-cell office:value-type="string">
            <text:p>Corrected perfectly.</text:p>
          </table:table-cell>
          <table:table-cell table:style-name="ce2" office:value-type="float" office:value="0.00000011943">
            <text:p>1.19E-007</text:p>
          </table:table-cell>
          <table:table-cell table:number-columns-repeated="1015"/>
        </table:table-row>
        <table:table-row table:style-name="ro1">
          <table:table-cell office:value-type="string">
            <text:p>027_barrel_right</text:p>
          </table:table-cell>
          <table:table-cell office:value-type="string">
            <text:p>Straight lines from right face of 027 barrel image</text:p>
          </table:table-cell>
          <table:table-cell table:style-name="ce2" office:value-type="float" office:value="3606.6012896672">
            <text:p>3.61E+003</text:p>
          </table:table-cell>
          <table:table-cell table:style-name="ce2" office:value-type="float" office:value="0.976129769521802">
            <text:p>9.76E-001</text:p>
          </table:table-cell>
          <table:table-cell table:style-name="ce2" office:value-type="float" office:value="0.000000071908257231952">
            <text:p>7.19E-008</text:p>
          </table:table-cell>
          <table:table-cell table:style-name="ce2" office:value-type="float" office:value="0.0000000000000741664862589894">
            <text:p>7.42E-014</text:p>
          </table:table-cell>
          <table:table-cell office:value-type="string">
            <text:p>Corrected perfectly.</text:p>
          </table:table-cell>
          <table:table-cell table:style-name="ce2" office:value-type="float" office:value="0.00000011943">
            <text:p>1.19E-007</text:p>
          </table:table-cell>
          <table:table-cell table:number-columns-repeated="1015"/>
        </table:table-row>
        <table:table-row table:style-name="ro1">
          <table:table-cell office:value-type="string">
            <text:p>027_pincushion_left</text:p>
          </table:table-cell>
          <table:table-cell office:value-type="string">
            <text:p>Straight lines from left face of 027 pincushion image</text:p>
          </table:table-cell>
          <table:table-cell table:style-name="ce2" office:value-type="float" office:value="182570.772283741">
            <text:p>1.83E+005</text:p>
          </table:table-cell>
          <table:table-cell table:style-name="ce2" office:value-type="float" office:value="1.05480404858233">
            <text:p>1.05E+000</text:p>
          </table:table-cell>
          <table:table-cell table:style-name="ce2" office:value-type="float" office:value="-0.000000088156730731066">
            <text:p>-8.82E-008</text:p>
          </table:table-cell>
          <table:table-cell table:style-name="ce2" office:value-type="float" office:value="-0.0000000000000304712041134892">
            <text:p>-3.05E-014</text:p>
          </table:table-cell>
          <table:table-cell office:value-type="string">
            <text:p>Corrected perfectly.</text:p>
          </table:table-cell>
          <table:table-cell table:style-name="ce2" office:value-type="float" office:value="-0.00000173052">
            <text:p>-1.73E-006</text:p>
          </table:table-cell>
          <table:table-cell table:number-columns-repeated="1015"/>
        </table:table-row>
        <table:table-row table:style-name="ro1">
          <table:table-cell office:value-type="string">
            <text:p>027_pincushion_right</text:p>
          </table:table-cell>
          <table:table-cell office:value-type="string">
            <text:p>Straight lines from right face of 027 pincushion image</text:p>
          </table:table-cell>
          <table:table-cell table:style-name="ce2" office:value-type="float" office:value="3599.07538196427">
            <text:p>3.60E+003</text:p>
          </table:table-cell>
          <table:table-cell table:style-name="ce2" office:value-type="float" office:value="1.05074870560756">
            <text:p>1.05E+000</text:p>
          </table:table-cell>
          <table:table-cell table:style-name="ce2" office:value-type="float" office:value="-0.000000172770364418845">
            <text:p>-1.73E-007</text:p>
          </table:table-cell>
          <table:table-cell table:style-name="ce2" office:value-type="float" office:value="0.0000000000000155349907934262">
            <text:p>1.55E-014</text:p>
          </table:table-cell>
          <table:table-cell office:value-type="string">
            <text:p>Corrected perfectly.</text:p>
          </table:table-cell>
          <table:table-cell table:style-name="ce2" office:value-type="float" office:value="-0.00000173052">
            <text:p>-1.73E-006</text:p>
          </table:table-cell>
          <table:table-cell table:number-columns-repeated="1015"/>
        </table:table-row>
        <table:table-row table:style-name="ro1" table:number-rows-repeated="2">
          <table:table-cell table:style-name="Default"/>
          <table:table-cell table:number-columns-repeated="1022"/>
        </table:table-row>
        <table:table-row table:style-name="ro1" table:number-rows-repeated="6549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hil" fo:country="P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9" number:min-integer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2">12/04/2012</text:date>, <text:time>12:2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n Meadows</meta:initial-creator>
    <meta:creation-date>2012-04-11T22:03:23.32</meta:creation-date>
    <dc:date>2012-04-12T12:20:01.85</dc:date>
    <dc:creator>Ben Meadows</dc:creator>
    <meta:editing-duration>PT02H21M39S</meta:editing-duration>
    <meta:editing-cycles>11</meta:editing-cycles>
    <meta:generator>OpenOffice.org/3.2$Win32 OpenOffice.org_project/320m18$Build-9502</meta:generator>
    <meta:document-statistic meta:table-count="3" meta:cell-count="153" meta:object-count="0"/>
  </office:meta>
</office:document-meta>
</file>